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Ogorelec_1997_02">
            <text:p>Ogorelec_1997_02</text:p>
          </table:table-cell>
          <table:table-cell office:value-type="float" office:value="45.52">
            <text:p>45.52</text:p>
          </table:table-cell>
          <table:table-cell office:value-type="float" office:value="13.52">
            <text:p>13.52</text:p>
          </table:table-cell>
          <table:table-cell office:value-type="float" office:value="9160.0">
            <text:p>9160.0</text:p>
          </table:table-cell>
          <table:table-cell office:value-type="float" office:value="120.0">
            <text:p>120.0</text:p>
          </table:table-cell>
          <table:table-cell office:value-type="string" office:value="Lagoonal shells">
            <text:p>Lagoonal shell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5.0">
            <text:p>-25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OgorelecEtal1997,AntonioliEtal2009,VacchiEtal2016">
            <text:p>OgorelecEtal1997,AntonioliEtal2009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Ogorelec_1997_01">
            <text:p>Ogorelec_1997_01</text:p>
          </table:table-cell>
          <table:table-cell office:value-type="float" office:value="45.54">
            <text:p>45.54</text:p>
          </table:table-cell>
          <table:table-cell office:value-type="float" office:value="13.72">
            <text:p>13.72</text:p>
          </table:table-cell>
          <table:table-cell office:value-type="float" office:value="1367.0">
            <text:p>1367.0</text:p>
          </table:table-cell>
          <table:table-cell office:value-type="float" office:value="83.0">
            <text:p>83.0</text:p>
          </table:table-cell>
          <table:table-cell office:value-type="string" office:value="Lagoonal shells">
            <text:p>Lagoonal shell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4">
            <text:p>-0.2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OgorelecEtal1997,AntonioliEtal2009,VacchiEtal2016">
            <text:p>OgorelecEtal1997,AntonioliEtal2009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archeological">
            <text:p>archeological</text:p>
          </table:table-cell>
          <table:table-cell office:value-type="string" office:value="Antonioli_2007_05">
            <text:p>Antonioli_2007_05</text:p>
          </table:table-cell>
          <table:table-cell office:value-type="float" office:value="45.59">
            <text:p>45.59</text:p>
          </table:table-cell>
          <table:table-cell office:value-type="float" office:value="13.72">
            <text:p>13.72</text:p>
          </table:table-cell>
          <table:table-cell office:value-type="float" office:value="1900.0">
            <text:p>19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ntonioliEtal2007,FurlaniEtal2013,VacchiEtal2016">
            <text:p>AntonioliEtal2007,FurlaniEtal2013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Trincardi_2011_07">
            <text:p>Trincardi_2011_07</text:p>
          </table:table-cell>
          <table:table-cell office:value-type="float" office:value="45.64">
            <text:p>45.64</text:p>
          </table:table-cell>
          <table:table-cell office:value-type="float" office:value="13.59">
            <text:p>13.59</text:p>
          </table:table-cell>
          <table:table-cell office:value-type="float" office:value="8610.0">
            <text:p>86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17">
            <text:p>-26.1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TrincardiEtal2011,VacchiEtal2016">
            <text:p>TrincardiEtal2011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e_GT3-64">
            <text:p>Core_GT3-64</text:p>
          </table:table-cell>
          <table:table-cell office:value-type="float" office:value="45.607">
            <text:p>45.607</text:p>
          </table:table-cell>
          <table:table-cell office:value-type="float" office:value="13.52">
            <text:p>13.52</text:p>
          </table:table-cell>
          <table:table-cell office:value-type="float" office:value="8810.0">
            <text:p>8810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5.2">
            <text:p>-25.2</text:p>
          </table:table-cell>
          <table:table-cell office:value-type="float" office:value="1.14">
            <text:p>1.14</text:p>
          </table:table-cell>
          <table:table-cell office:value-type="float" office:value="1.14">
            <text:p>1.14</text:p>
          </table:table-cell>
          <table:table-cell office:value-type="string" office:value="CovelliEtal2006,FurlaniEtal2013,VacchiEtal2016">
            <text:p>CovelliEtal2006,FurlaniEtal2013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archeological">
            <text:p>archeological</text:p>
          </table:table-cell>
          <table:table-cell office:value-type="string" office:value="Antonioli_2007_04">
            <text:p>Antonioli_2007_04</text:p>
          </table:table-cell>
          <table:table-cell office:value-type="float" office:value="45.601">
            <text:p>45.601</text:p>
          </table:table-cell>
          <table:table-cell office:value-type="float" office:value="13.79">
            <text:p>13.79</text:p>
          </table:table-cell>
          <table:table-cell office:value-type="float" office:value="1900.0">
            <text:p>19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ntonioliEtal2007,FurlaniEtal2013,VacchiEtal2016">
            <text:p>AntonioliEtal2007,FurlaniEtal2013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archeological">
            <text:p>archeological</text:p>
          </table:table-cell>
          <table:table-cell office:value-type="string" office:value="Antonioli_2007_03">
            <text:p>Antonioli_2007_03</text:p>
          </table:table-cell>
          <table:table-cell office:value-type="float" office:value="45.602">
            <text:p>45.602</text:p>
          </table:table-cell>
          <table:table-cell office:value-type="float" office:value="13.71">
            <text:p>13.71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ntonioliEtal2007,FurlaniEtal2013,VacchiEtal2016">
            <text:p>AntonioliEtal2007,FurlaniEtal2013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archeological">
            <text:p>archeological</text:p>
          </table:table-cell>
          <table:table-cell office:value-type="string" office:value="Antonioli_2007_02">
            <text:p>Antonioli_2007_02</text:p>
          </table:table-cell>
          <table:table-cell office:value-type="float" office:value="44.91">
            <text:p>44.91</text:p>
          </table:table-cell>
          <table:table-cell office:value-type="float" office:value="13.77">
            <text:p>13.77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AntonioliEtal2007,AntonioliEtal2009,VacchiEtal2016">
            <text:p>AntonioliEtal2007,AntonioliEtal2009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archeological">
            <text:p>archeological</text:p>
          </table:table-cell>
          <table:table-cell office:value-type="string" office:value="Antonioli_2007_01">
            <text:p>Antonioli_2007_01</text:p>
          </table:table-cell>
          <table:table-cell office:value-type="float" office:value="44.91">
            <text:p>44.91</text:p>
          </table:table-cell>
          <table:table-cell office:value-type="float" office:value="13.77">
            <text:p>13.77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ntonioliEtal2007,AntonioliEtal2009,VacchiEtal2016">
            <text:p>AntonioliEtal2007,AntonioliEtal2009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Trincardi_2011_03">
            <text:p>Trincardi_2011_03</text:p>
          </table:table-cell>
          <table:table-cell office:value-type="float" office:value="45.65">
            <text:p>45.65</text:p>
          </table:table-cell>
          <table:table-cell office:value-type="float" office:value="13.71">
            <text:p>13.71</text:p>
          </table:table-cell>
          <table:table-cell office:value-type="float" office:value="8750.0">
            <text:p>87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3.67">
            <text:p>-23.67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TrincardiEtal2011,VacchiEtal2016">
            <text:p>TrincardiEtal2011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Trincardi_2011_04">
            <text:p>Trincardi_2011_04</text:p>
          </table:table-cell>
          <table:table-cell office:value-type="float" office:value="45.64">
            <text:p>45.64</text:p>
          </table:table-cell>
          <table:table-cell office:value-type="float" office:value="13.56">
            <text:p>13.56</text:p>
          </table:table-cell>
          <table:table-cell office:value-type="float" office:value="8860.0">
            <text:p>8860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2.0">
            <text:p>-22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TrincardiEtal2011,VacchiEtal2016">
            <text:p>TrincardiEtal2011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Trincardi_2011_05">
            <text:p>Trincardi_2011_05</text:p>
          </table:table-cell>
          <table:table-cell office:value-type="float" office:value="45.62">
            <text:p>45.62</text:p>
          </table:table-cell>
          <table:table-cell office:value-type="float" office:value="13.51">
            <text:p>13.51</text:p>
          </table:table-cell>
          <table:table-cell office:value-type="float" office:value="8210.0">
            <text:p>82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8">
            <text:p>-20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TrincardiEtal2011,VacchiEtal2016">
            <text:p>TrincardiEtal2011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Trincardi_2011_06">
            <text:p>Trincardi_2011_06</text:p>
          </table:table-cell>
          <table:table-cell office:value-type="float" office:value="45.71">
            <text:p>45.71</text:p>
          </table:table-cell>
          <table:table-cell office:value-type="float" office:value="13.62">
            <text:p>13.62</text:p>
          </table:table-cell>
          <table:table-cell office:value-type="float" office:value="8530.0">
            <text:p>85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8.5">
            <text:p>-18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TrincardiEtal2011,VacchiEtal2016">
            <text:p>TrincardiEtal2011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e_GT1-200">
            <text:p>Core_GT1-200</text:p>
          </table:table-cell>
          <table:table-cell office:value-type="float" office:value="45.67">
            <text:p>45.67</text:p>
          </table:table-cell>
          <table:table-cell office:value-type="float" office:value="13.67">
            <text:p>13.67</text:p>
          </table:table-cell>
          <table:table-cell office:value-type="float" office:value="9140.0">
            <text:p>9140.0</text:p>
          </table:table-cell>
          <table:table-cell office:value-type="float" office:value="40.0">
            <text:p>4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4.0">
            <text:p>-24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CovelliEtal2006,FurlaniEtal2013,VacchiEtal2016">
            <text:p>CovelliEtal2006,FurlaniEtal2013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e_GT1-238">
            <text:p>Core_GT1-238</text:p>
          </table:table-cell>
          <table:table-cell office:value-type="float" office:value="45.67">
            <text:p>45.67</text:p>
          </table:table-cell>
          <table:table-cell office:value-type="float" office:value="13.67">
            <text:p>13.67</text:p>
          </table:table-cell>
          <table:table-cell office:value-type="float" office:value="9610.0">
            <text:p>9610.0</text:p>
          </table:table-cell>
          <table:table-cell office:value-type="float" office:value="40.0">
            <text:p>40.0</text:p>
          </table:table-cell>
          <table:table-cell office:value-type="string" office:value="Freshwater shell (V. contectus)">
            <text:p>Freshwater shell (V. contectus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5.4">
            <text:p>-25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ovelliEtal2006,VacchiEtal2016">
            <text:p>CovelliEtal2006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Trincardi_2011_08">
            <text:p>Trincardi_2011_08</text:p>
          </table:table-cell>
          <table:table-cell office:value-type="float" office:value="45.65">
            <text:p>45.65</text:p>
          </table:table-cell>
          <table:table-cell office:value-type="float" office:value="13.72">
            <text:p>13.72</text:p>
          </table:table-cell>
          <table:table-cell office:value-type="float" office:value="9630.0">
            <text:p>9630.0</text:p>
          </table:table-cell>
          <table:table-cell office:value-type="float" office:value="40.0">
            <text:p>40.0</text:p>
          </table:table-cell>
          <table:table-cell office:value-type="string" office:value="Freshwater shell">
            <text:p>Freshwater shel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8.18">
            <text:p>-28.1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TrincardiEtal2011,VacchiEtal2016">
            <text:p>TrincardiEtal2011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POZ-15846">
            <text:p>POZ-15846</text:p>
          </table:table-cell>
          <table:table-cell office:value-type="float" office:value="45.11">
            <text:p>45.11</text:p>
          </table:table-cell>
          <table:table-cell office:value-type="float" office:value="13.62">
            <text:p>13.62</text:p>
          </table:table-cell>
          <table:table-cell office:value-type="float" office:value="4640.0">
            <text:p>4640.0</text:p>
          </table:table-cell>
          <table:table-cell office:value-type="float" office:value="35.0">
            <text:p>35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aivreEtal2010,VacchiEtal2016">
            <text:p>FaivreEtal2010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POZ-15847">
            <text:p>POZ-15847</text:p>
          </table:table-cell>
          <table:table-cell office:value-type="float" office:value="45.11">
            <text:p>45.11</text:p>
          </table:table-cell>
          <table:table-cell office:value-type="float" office:value="13.62">
            <text:p>13.62</text:p>
          </table:table-cell>
          <table:table-cell office:value-type="float" office:value="4635.0">
            <text:p>4635.0</text:p>
          </table:table-cell>
          <table:table-cell office:value-type="float" office:value="30.0">
            <text:p>30.0</text:p>
          </table:table-cell>
          <table:table-cell office:value-type="string" office:value="Shell (B. reticulatum)">
            <text:p>Shell (B. reticul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87">
            <text:p>-2.8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aivreEtal2010,VacchiEtal2016">
            <text:p>FaivreEtal2010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POZ-15849">
            <text:p>POZ-15849</text:p>
          </table:table-cell>
          <table:table-cell office:value-type="float" office:value="45.28">
            <text:p>45.28</text:p>
          </table:table-cell>
          <table:table-cell office:value-type="float" office:value="13.6">
            <text:p>13.6</text:p>
          </table:table-cell>
          <table:table-cell office:value-type="float" office:value="1395.0">
            <text:p>1395.0</text:p>
          </table:table-cell>
          <table:table-cell office:value-type="float" office:value="30.0">
            <text:p>30.0</text:p>
          </table:table-cell>
          <table:table-cell office:value-type="string" office:value="Shell (R. ventricosa)">
            <text:p>Shell (R. ventricosa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15999999999999992">
            <text:p>-0.1599999999999999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aivreEtal2010,VacchiEtal2016">
            <text:p>FaivreEtal2010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POZ-15850">
            <text:p>POZ-15850</text:p>
          </table:table-cell>
          <table:table-cell office:value-type="float" office:value="45.28">
            <text:p>45.28</text:p>
          </table:table-cell>
          <table:table-cell office:value-type="float" office:value="13.6">
            <text:p>13.6</text:p>
          </table:table-cell>
          <table:table-cell office:value-type="float" office:value="3105.0">
            <text:p>3105.0</text:p>
          </table:table-cell>
          <table:table-cell office:value-type="float" office:value="30.0">
            <text:p>30.0</text:p>
          </table:table-cell>
          <table:table-cell office:value-type="string" office:value="Shell (R. ventricosa)">
            <text:p>Shell (R. ventricosa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9">
            <text:p>-1.2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aivreEtal2010,VacchiEtal2016">
            <text:p>FaivreEtal2010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POZ-15854">
            <text:p>POZ-15854</text:p>
          </table:table-cell>
          <table:table-cell office:value-type="float" office:value="45.64">
            <text:p>45.64</text:p>
          </table:table-cell>
          <table:table-cell office:value-type="float" office:value="13.76">
            <text:p>13.76</text:p>
          </table:table-cell>
          <table:table-cell office:value-type="float" office:value="2065.0">
            <text:p>2065.0</text:p>
          </table:table-cell>
          <table:table-cell office:value-type="float" office:value="30.0">
            <text:p>30.0</text:p>
          </table:table-cell>
          <table:table-cell office:value-type="string" office:value="Shell (B. reticulatum)">
            <text:p>Shell (B. reticul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09">
            <text:p>-0.09</text:p>
          </table:table-cell>
          <table:table-cell office:value-type="float" office:value="0.84">
            <text:p>0.84</text:p>
          </table:table-cell>
          <table:table-cell office:value-type="float" office:value="0.84">
            <text:p>0.84</text:p>
          </table:table-cell>
          <table:table-cell office:value-type="string" office:value="MelisEtal2012,VacchiEtal2016">
            <text:p>MelisEtal2012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POZ-15845">
            <text:p>POZ-15845</text:p>
          </table:table-cell>
          <table:table-cell office:value-type="float" office:value="45.11">
            <text:p>45.11</text:p>
          </table:table-cell>
          <table:table-cell office:value-type="float" office:value="13.62">
            <text:p>13.62</text:p>
          </table:table-cell>
          <table:table-cell office:value-type="float" office:value="970.0">
            <text:p>970.0</text:p>
          </table:table-cell>
          <table:table-cell office:value-type="float" office:value="30.0">
            <text:p>30.0</text:p>
          </table:table-cell>
          <table:table-cell office:value-type="string" office:value="Shell (B. reticulatum)">
            <text:p>Shell (B. reticul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1299999999999999">
            <text:p>-0.12999999999999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aivreEtal2010,VacchiEtal2016">
            <text:p>FaivreEtal2010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archeological">
            <text:p>archeological</text:p>
          </table:table-cell>
          <table:table-cell office:value-type="string" office:value="Florido_2011_01">
            <text:p>Florido_2011_01</text:p>
          </table:table-cell>
          <table:table-cell office:value-type="float" office:value="45.46">
            <text:p>45.46</text:p>
          </table:table-cell>
          <table:table-cell office:value-type="float" office:value="13.51">
            <text:p>13.51</text:p>
          </table:table-cell>
          <table:table-cell office:value-type="float" office:value="1900.0">
            <text:p>19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FloridoEtal2011,VacchiEtal2016">
            <text:p>FloridoEtal2011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POZ-15856">
            <text:p>POZ-15856</text:p>
          </table:table-cell>
          <table:table-cell office:value-type="float" office:value="45.64">
            <text:p>45.64</text:p>
          </table:table-cell>
          <table:table-cell office:value-type="float" office:value="13.76">
            <text:p>13.76</text:p>
          </table:table-cell>
          <table:table-cell office:value-type="float" office:value="3250.0">
            <text:p>3250.0</text:p>
          </table:table-cell>
          <table:table-cell office:value-type="float" office:value="55.0">
            <text:p>55.0</text:p>
          </table:table-cell>
          <table:table-cell office:value-type="string" office:value="Shell (B. reticulatum)">
            <text:p>Shell (B. reticul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84">
            <text:p>0.84</text:p>
          </table:table-cell>
          <table:table-cell office:value-type="float" office:value="0.84">
            <text:p>0.84</text:p>
          </table:table-cell>
          <table:table-cell office:value-type="string" office:value="MelisEtal2012,VacchiEtal2016">
            <text:p>MelisEtal2012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LYON-9045">
            <text:p>LYON-9045</text:p>
          </table:table-cell>
          <table:table-cell office:value-type="float" office:value="44.54">
            <text:p>44.54</text:p>
          </table:table-cell>
          <table:table-cell office:value-type="float" office:value="14.91">
            <text:p>14.91</text:p>
          </table:table-cell>
          <table:table-cell office:value-type="float" office:value="995.0">
            <text:p>995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31000000000000005">
            <text:p>0.310000000000000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4,VacchiEtal2016">
            <text:p>MarrinerEtal2014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LYON-9048">
            <text:p>LYON-9048</text:p>
          </table:table-cell>
          <table:table-cell office:value-type="float" office:value="44.54">
            <text:p>44.54</text:p>
          </table:table-cell>
          <table:table-cell office:value-type="float" office:value="14.91">
            <text:p>14.91</text:p>
          </table:table-cell>
          <table:table-cell office:value-type="float" office:value="1085.0">
            <text:p>1085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42000000000000004">
            <text:p>0.4200000000000000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4,VacchiEtal2016">
            <text:p>MarrinerEtal2014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LYON-9049">
            <text:p>LYON-9049</text:p>
          </table:table-cell>
          <table:table-cell office:value-type="float" office:value="44.54">
            <text:p>44.54</text:p>
          </table:table-cell>
          <table:table-cell office:value-type="float" office:value="14.91">
            <text:p>14.91</text:p>
          </table:table-cell>
          <table:table-cell office:value-type="float" office:value="975.0">
            <text:p>975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38">
            <text:p>0.3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4,VacchiEtal2016">
            <text:p>MarrinerEtal2014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LY‑4198">
            <text:p>LY‑4198</text:p>
          </table:table-cell>
          <table:table-cell office:value-type="float" office:value="41.78">
            <text:p>41.78</text:p>
          </table:table-cell>
          <table:table-cell office:value-type="float" office:value="12.25">
            <text:p>12.25</text:p>
          </table:table-cell>
          <table:table-cell office:value-type="float" office:value="2115.0">
            <text:p>2115.0</text:p>
          </table:table-cell>
          <table:table-cell office:value-type="float" office:value="30.0">
            <text:p>30.0</text:p>
          </table:table-cell>
          <table:table-cell office:value-type="string" office:value="Shell (balanus sp)">
            <text:p>Shell (balanus sp)</text:p>
          </table:table-cell>
          <table:table-cell office:value-type="string" office:value="marine">
            <text:p>marin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iranEtal2009,GoiranEtal2010,VacchiEtal2016">
            <text:p>GoiranEtal2009,GoiranEtal2010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archeological">
            <text:p>archeological</text:p>
          </table:table-cell>
          <table:table-cell office:value-type="string" office:value="Florido_2011_02">
            <text:p>Florido_2011_02</text:p>
          </table:table-cell>
          <table:table-cell office:value-type="float" office:value="45.28">
            <text:p>45.28</text:p>
          </table:table-cell>
          <table:table-cell office:value-type="float" office:value="13.59">
            <text:p>13.59</text:p>
          </table:table-cell>
          <table:table-cell office:value-type="float" office:value="1900.0">
            <text:p>1900.0</text:p>
          </table:table-cell>
          <table:table-cell office:value-type="float" office:value="100.0">
            <text:p>100.0</text:p>
          </table:table-cell>
          <table:table-cell office:value-type="string" office:value="Fishtank">
            <text:p>Fisht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FloridoEtal2011,VacchiEtal2016">
            <text:p>FloridoEtal2011,VacchiEtal2016</text:p>
          </table:table-cell>
        </table:table-row>
        <table:table-row>
          <table:table-cell office:value-type="string" office:value="Northeastern_Adriatic_Sea">
            <text:p>Northeastern_Adriatic_Sea</text:p>
          </table:table-cell>
          <table:table-cell office:value-type="string" office:value="archeological">
            <text:p>archeological</text:p>
          </table:table-cell>
          <table:table-cell office:value-type="string" office:value="Melis_2012_01">
            <text:p>Melis_2012_01</text:p>
          </table:table-cell>
          <table:table-cell office:value-type="float" office:value="45.64">
            <text:p>45.64</text:p>
          </table:table-cell>
          <table:table-cell office:value-type="float" office:value="13.76">
            <text:p>13.76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elisEtal2012,VacchiEtal2016">
            <text:p>MelisEtal2012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